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748cm" fo:min-width="35.02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478cm" fo:min-width="4.54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8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0.986cm" fo:min-width="29.94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986cm" fo:min-width="9.62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14.7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986cm" fo:min-width="4.54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986cm" fo:min-width="4.546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1.875cm" fo:min-width="29.94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3cm" fo:min-width="9.62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3.018cm" fo:min-width="4.54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2.999cm" fo:min-width="4.54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274cm" fo:min-width="14.70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2.502cm" fo:min-width="35.643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099cm" fo:min-width="35.643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2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6d6d"/>
      <style:paragraph-properties fo:text-align="center" style:writing-mode="lr-tb"/>
    </style:style>
    <style:style style:name="P5" style:family="paragraph">
      <loext:graphic-properties draw:fill-color="#ffff00"/>
      <style:paragraph-properties fo:text-align="center" style:writing-mode="lr-tb"/>
    </style:style>
    <style:style style:name="P6" style:family="paragraph">
      <loext:graphic-properties draw:fill-color="#cccccc"/>
      <style:paragraph-properties fo:text-align="center" style:writing-mode="lr-tb"/>
    </style:style>
    <style:style style:name="P7" style:family="paragraph">
      <loext:graphic-properties draw:fill-color="#ff8000"/>
      <style:paragraph-properties fo:text-align="center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56cm" svg:height="2.032cm" svg:x="0.965cm" svg:y="0.381cm">
          <text:p text:style-name="P1"><text:span text:style-name="T1">WP0:</text:span> Management, Coordination, and Dissemination </text:p>
          <text:p text:style-name="P1"><text:span text:style-name="T2">Lead:</text:span><text:span text:style-name="T3">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8cm" svg:height="0.762cm" svg:x="0.97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6.05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1.13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6.21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1.29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6.37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31.45cm" svg:y="17.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43cm" svg:height="0.962cm" svg:x="0.359cm" svg:y="18.733cm">
          <draw:text-box>
            <text:p>T0</text:p>
          </draw:text-box>
        </draw:frame>
        <draw:frame draw:style-name="gr4" draw:text-style-name="P3" draw:layer="layout" svg:width="2.318cm" svg:height="0.962cm" svg:x="35.414cm" svg:y="18.733cm">
          <draw:text-box>
            <text:p>T0+42</text:p>
          </draw:text-box>
        </draw:frame>
        <draw:custom-shape draw:style-name="gr5" draw:text-style-name="P4" draw:layer="layout" svg:width="30.48cm" svg:height="1.27cm" svg:x="0.97cm" svg:y="16.104cm">
          <text:p text:style-name="P1"><text:span text:style-name="T1">PhD:</text:span> GRAME/CITI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16cm" svg:height="1.27cm" svg:x="6.045cm" svg:y="14.826cm">
          <text:p text:style-name="P1"><text:span text:style-name="T1">Engineer:</text:span> GRAME/CITI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5.24cm" svg:height="1.27cm" svg:x="21.29cm" svg:y="13.556cm">
          <text:p text:style-name="P1"><text:span text:style-name="T1">Postdoc:</text:span> LMFA/GRAM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1.27cm" svg:x="21.29cm" svg:y="14.826cm">
          <text:p text:style-name="P1"><text:span text:style-name="T1">Intern:</text:span> GRAM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08cm" svg:height="1.27cm" svg:x="16.205cm" svg:y="14.826cm">
          <text:p text:style-name="P1"><text:span text:style-name="T1">Intern:</text:span> LMFA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0.48cm" svg:height="2.159cm" svg:x="0.965cm" svg:y="4.572cm">
          <text:p text:style-name="P1"><text:span text:style-name="T1">WP2:</text:span> FPGA Backends for Faust </text:p>
          <text:p text:style-name="P1"><text:span text:style-name="T3">Lead: CI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10.16cm" svg:height="3.284cm" svg:x="6.045cm" svg:y="6.749cm">
          <text:p text:style-name="P1"><text:span text:style-name="T1">WP3:</text:span> Hardware Platforms for</text:p>
          <text:p text:style-name="P1">Audio Processing 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5.08cm" svg:height="3.302cm" svg:x="16.205cm" svg:y="6.731cm">
          <text:p text:style-name="P1"><text:span text:style-name="T1">WP4:</text:span></text:p>
          <text:p text:style-name="P1">DSP Processor </text:p>
          <text:p text:style-name="P1">Module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draw:layer="layout" svg:width="5.08cm" svg:height="3.283cm" svg:x="21.29cm" svg:y="6.75cm">
          <text:p text:style-name="P1"><text:span text:style-name="T1">WP5:</text:span></text:p>
          <text:p text:style-name="P1">3D Artificial </text:p>
          <text:p text:style-name="P1">Reverb</text:p>
          <text:p text:style-name="P1"><text:span text:style-name="T3">Lead: LMF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15.24cm" svg:height="2.558cm" svg:x="21.29cm" svg:y="10.033cm">
          <text:p text:style-name="P1"><text:span text:style-name="T1">WP6:</text:span><text:span text:style-name="T4"> Spatial </text:span>Active Noise Control Applications</text:p>
          <text:p text:style-name="P1"><text:span text:style-name="T3">Lead: LMFA/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6.195cm" svg:height="12.804cm" svg:x="0.665cm" svg:y="0.1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6.195cm" svg:height="4.401cm" svg:x="0.665cm" svg:y="13.229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454cm" svg:height="1.195cm" svg:x="7.947cm" svg:y="10.409cm">
          <draw:text-box>
            <text:p text:style-name="P10"><text:span text:style-name="T5">Workpackages</text:span></text:p>
          </draw:text-box>
        </draw:frame>
        <draw:frame draw:style-name="gr18" draw:text-style-name="P11" draw:layer="layout" svg:width="7.927cm" svg:height="1.195cm" svg:x="7.211cm" svg:y="13.433cm">
          <draw:text-box>
            <text:p text:style-name="P10"><text:span text:style-name="T5">Human Resources</text:span></text:p>
          </draw:text-box>
        </draw:frame>
        <draw:custom-shape draw:style-name="gr10" draw:text-style-name="P4" draw:layer="layout" svg:width="30.48cm" svg:height="2.159cm" svg:x="0.965cm" svg:y="2.413cm">
          <text:p text:style-name="P1"><text:span text:style-name="T1">WP1:</text:span> Fixed-Point Processing in Faust 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5T09:10:31.495718353</meta:creation-date>
    <dc:date>2020-05-01T13:28:21.229588753</dc:date>
    <meta:editing-duration>PT3H19M3S</meta:editing-duration>
    <meta:editing-cycles>37</meta:editing-cycles>
    <meta:generator>LibreOffice/6.4.3.2$Linux_X86_64 LibreOffice_project/40$Build-2</meta:generator>
    <meta:document-statistic meta:object-count="25"/>
  </office:meta>
</office:document-meta>
</file>